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1825" officeooo:paragraph-rsid="000c1825"/>
    </style:style>
    <style:style style:name="P2" style:family="paragraph" style:parent-style-name="Standard">
      <style:text-properties officeooo:rsid="000d3ab2" officeooo:paragraph-rsid="000d3ab2"/>
    </style:style>
    <style:style style:name="P3" style:family="paragraph" style:parent-style-name="Standard">
      <style:text-properties officeooo:rsid="000d88c1" officeooo:paragraph-rsid="000d88c1"/>
    </style:style>
    <style:style style:name="T1" style:family="text">
      <style:text-properties officeooo:rsid="000d3ab2"/>
    </style:style>
    <style:style style:name="T2" style:family="text">
      <style:text-properties officeooo:rsid="000d88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657 PA 1</text:p>
      <text:p text:style-name="P1">David Gabriel</text:p>
      <text:p text:style-name="P1">Design Document </text:p>
      <text:p text:style-name="P1"/>
      <text:p text:style-name="P1"/>
      <text:p text:style-name="P1">Description:</text:p>
      <text:p text:style-name="P1"/>
      <text:p text:style-name="P1">This program organizes multiple databases using C++ programming languages. The program will create a directory structure, equivalent to databases in the user level, and also create CSV files which are the equivalent of tables at the user level. </text:p>
      <text:p text:style-name="P1"/>
      <text:p text:style-name="P1">The main program control loop uses an interactive shell to receive commands via a command line interface. The commands are directed via the standard input to the parsing engine, which calls functions as necessary, formatting the inputs to these functions, to achieve desired operation. </text:p>
      <text:p text:style-name="P1"/>
      <text:p text:style-name="P1">Each line of SQL is parsed by a regular expression to detect a series of keywords. The regex functions are not very flexible, needing only to detected a predetermined input sequence. They can fail on strings which a production SQL command parsing engine would tolerate. The <text:span text:style-name="T1">parsing engine is</text:span> functional in detecting the given input strings <text:span text:style-name="T1">from the test bench. The parsing engine uses C++ string functions to extract keywords which are then input to the functions. </text:span></text:p>
      <text:p text:style-name="P1"/>
      <text:p text:style-name="P2">The functions related to “CREATE DATABASE” and “DROP DATABASE” use the library &lt;sys/stat.h&gt; to pass BASH functions to the operating system. This achieves directory management capability, as directories are equivalent to databases. There is a significant vulnerability in the code, where in a user could enter a line “DROP DATABASE ../../../../../../../../..” which is passed to the line “rm -r -f” with the path to the root directory would initiate a system kill operation. This is why the program is not recommended to be run with super user permissions. There is no danger associated with the provided input strings, but please be careful. </text:p>
      <text:p text:style-name="P2"/>
      <text:p text:style-name="P2">The critical database functions in the aforementioned category are, CREATE DATABASE, DROP DATABSE, and USE. CREATE and DROP use the &lt;sys/stat.h&gt; library as mentioned. USE selects a DATABASE namespace from which to process a query. <text:span text:style-name="T2">It does so by processing a directory path and storing the path information in a global variable. </text:span></text:p>
      <text:p text:style-name="P2"/>
      <text:p text:style-name="P3">The table functions, “CREATE TABLE,” “DROP TABLE,” “ALTER TABLE,” and “SELECT” make use of the C++ file stream capabilities from the &lt;fstream&gt; library, and also the standard library datastream capabilities of C++. The general method applied to these operations, once called from the parsing engine, is to follow a multi step operation as such. Step one to check to see if the file (table) already exists. The appropriate file existence check passed, a new file stream is created as necessary for the function. Then data is either written to the file, read from the file, or in the case of “DROP TABLE,” the file is deleted. The data is stored in a comma delimited format. The appropriate string handling operations are implemented to pass the correct path, filename etc. to the operating functions to perform the given task. </text:p>
      <text:p text:style-name="P3"/>
      <text:p text:style-name="P3">All implemented functions return an integer value to indicate the success or failure of the task. This is not currently used. The main control loop will iterate infinitely, unless the program exit command “exit” is issued to the command line. Upon issuance of this command, the program will return control flow back to the shell from which it was called, via “return 0” termination.</text:p>
      <text:p text:style-name="P3"/>
      <text:p text:style-name="P2"><text:soft-page-break/></text:p>
      <text:p text:style-name="P2"><text:s/></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20:25:34.186904898</meta:creation-date>
    <dc:date>2019-02-21T20:58:52.471716333</dc:date>
    <meta:editing-duration>PT7S</meta:editing-duration>
    <meta:editing-cycles>1</meta:editing-cycles>
    <meta:document-statistic meta:table-count="0" meta:image-count="0" meta:object-count="0" meta:page-count="2" meta:paragraph-count="12" meta:word-count="524" meta:character-count="3226" meta:non-whitespace-character-count="2705"/>
    <meta:generator>LibreOffice/6.1.2.1$Linux_X86_64 LibreOffice_project/10$Build-1</meta:generator>
  </office:meta>
</office:document-meta>
</file>